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Blickdatei-Attribute" style:family="table">
      <style:table-properties style:width="17cm" table:align="margins" fo:keep-with-next="always"/>
    </style:style>
    <style:style style:name="Blickdatei-Attribute.A" style:family="table-column">
      <style:table-column-properties style:column-width="9.701cm" style:rel-column-width="5500*"/>
    </style:style>
    <style:style style:name="Blickdatei-Attribute.B" style:family="table-column">
      <style:table-column-properties style:column-width="7.299cm" style:rel-column-width="4138*"/>
    </style:style>
    <style:style style:name="Blickdatei-Attribute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ickdatei-Attribute.B1" style:family="table-cell">
      <style:table-cell-properties fo:background-color="#ffff00" fo:padding="0.097cm" fo:border="0.05pt solid #000000">
        <style:background-image/>
      </style:table-cell-properties>
    </style:style>
    <style:style style:name="Blickdatei-Attribute.A2" style:family="table-cell">
      <style:table-cell-properties fo:padding="0.097cm" fo:border-left="0.05pt solid #000000" fo:border-right="none" fo:border-top="none" fo:border-bottom="0.05pt solid #000000"/>
    </style:style>
    <style:style style:name="Blickdatei-Attribute.B2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3" style:family="table-cell">
      <style:table-cell-properties fo:padding="0.097cm" fo:border-left="0.05pt solid #000000" fo:border-right="none" fo:border-top="none" fo:border-bottom="0.05pt solid #000000"/>
    </style:style>
    <style:style style:name="Blickdatei-Attribute.B3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4" style:family="table-cell">
      <style:table-cell-properties fo:padding="0.097cm" fo:border-left="0.05pt solid #000000" fo:border-right="none" fo:border-top="none" fo:border-bottom="0.05pt solid #000000"/>
    </style:style>
    <style:style style:name="Blickdatei-Attribute.B4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5" style:family="table-cell">
      <style:table-cell-properties fo:padding="0.097cm" fo:border-left="0.05pt solid #000000" fo:border-right="none" fo:border-top="none" fo:border-bottom="0.05pt solid #000000"/>
    </style:style>
    <style:style style:name="Blickdatei-Attribute.B5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6" style:family="table-cell">
      <style:table-cell-properties fo:padding="0.097cm" fo:border-left="0.05pt solid #000000" fo:border-right="none" fo:border-top="none" fo:border-bottom="0.05pt solid #000000"/>
    </style:style>
    <style:style style:name="Blickdatei-Attribute.B6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7" style:family="table-cell">
      <style:table-cell-properties fo:padding="0.097cm" fo:border-left="0.05pt solid #000000" fo:border-right="none" fo:border-top="none" fo:border-bottom="0.05pt solid #000000"/>
    </style:style>
    <style:style style:name="Blickdatei-Attribute.B7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8" style:family="table-cell">
      <style:table-cell-properties fo:padding="0.097cm" fo:border-left="0.05pt solid #000000" fo:border-right="none" fo:border-top="none" fo:border-bottom="0.05pt solid #000000"/>
    </style:style>
    <style:style style:name="Blickdatei-Attribute.B8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9" style:family="table-cell">
      <style:table-cell-properties fo:padding="0.097cm" fo:border-left="0.05pt solid #000000" fo:border-right="none" fo:border-top="none" fo:border-bottom="0.05pt solid #000000"/>
    </style:style>
    <style:style style:name="Blickdatei-Attribute.B9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10" style:family="table-cell">
      <style:table-cell-properties fo:padding="0.097cm" fo:border-left="0.05pt solid #000000" fo:border-right="none" fo:border-top="none" fo:border-bottom="0.05pt solid #000000"/>
    </style:style>
    <style:style style:name="Blickdatei-Attribute.B10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11" style:family="table-cell">
      <style:table-cell-properties fo:padding="0.097cm" fo:border-left="0.05pt solid #000000" fo:border-right="none" fo:border-top="none" fo:border-bottom="0.05pt solid #000000"/>
    </style:style>
    <style:style style:name="Blickdatei-Attribute.B11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12" style:family="table-cell">
      <style:table-cell-properties fo:padding="0.097cm" fo:border-left="0.05pt solid #000000" fo:border-right="none" fo:border-top="none" fo:border-bottom="0.05pt solid #000000"/>
    </style:style>
    <style:style style:name="Blickdatei-Attribute.B12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13" style:family="table-cell">
      <style:table-cell-properties fo:padding="0.097cm" fo:border-left="0.05pt solid #000000" fo:border-right="none" fo:border-top="none" fo:border-bottom="0.05pt solid #000000"/>
    </style:style>
    <style:style style:name="Blickdatei-Attribute.B13" style:family="table-cell">
      <style:table-cell-properties fo:padding="0.097cm" fo:border-left="0.05pt solid #000000" fo:border-right="0.05pt solid #000000" fo:border-top="none" fo:border-bottom="0.05pt solid #000000"/>
    </style:style>
    <style:style style:name="Blickdatei-Attribute.A14" style:family="table-cell">
      <style:table-cell-properties fo:padding="0.097cm" fo:border-left="0.05pt solid #000000" fo:border-right="none" fo:border-top="none" fo:border-bottom="0.05pt solid #000000"/>
    </style:style>
    <style:style style:name="Blickdatei-Attribute.B14" style:family="table-cell">
      <style:table-cell-properties fo:padding="0.097cm" fo:border-left="0.05pt solid #000000" fo:border-right="0.05pt solid #000000" fo:border-top="none" fo:border-bottom="0.05pt solid #000000"/>
    </style:style>
    <style:style style:name="Targetattribute" style:family="table">
      <style:table-properties style:width="17cm" table:align="margins" fo:keep-with-next="always"/>
    </style:style>
    <style:style style:name="Targetattribute.A" style:family="table-column">
      <style:table-column-properties style:column-width="8.5cm" style:rel-column-width="4819*"/>
    </style:style>
    <style:style style:name="Targetattribute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rgetattribute.B1" style:family="table-cell">
      <style:table-cell-properties fo:background-color="#ffff00" fo:padding="0.097cm" fo:border="0.05pt solid #000000">
        <style:background-image/>
      </style:table-cell-properties>
    </style:style>
    <style:style style:name="Targetattribute.A2" style:family="table-cell">
      <style:table-cell-properties fo:padding="0.097cm" fo:border-left="0.05pt solid #000000" fo:border-right="none" fo:border-top="none" fo:border-bottom="0.05pt solid #000000"/>
    </style:style>
    <style:style style:name="Targetattribute.B2" style:family="table-cell">
      <style:table-cell-properties fo:padding="0.097cm" fo:border-left="0.05pt solid #000000" fo:border-right="0.05pt solid #000000" fo:border-top="none" fo:border-bottom="0.05pt solid #000000"/>
    </style:style>
    <style:style style:name="Targetattribute.A3" style:family="table-cell">
      <style:table-cell-properties fo:padding="0.097cm" fo:border-left="0.05pt solid #000000" fo:border-right="none" fo:border-top="none" fo:border-bottom="0.05pt solid #000000"/>
    </style:style>
    <style:style style:name="Targetattribute.B3" style:family="table-cell">
      <style:table-cell-properties fo:padding="0.097cm" fo:border-left="0.05pt solid #000000" fo:border-right="0.05pt solid #000000" fo:border-top="none" fo:border-bottom="0.05pt solid #000000"/>
    </style:style>
    <style:style style:name="Targetattribute.A4" style:family="table-cell">
      <style:table-cell-properties fo:padding="0.097cm" fo:border-left="0.05pt solid #000000" fo:border-right="none" fo:border-top="none" fo:border-bottom="0.05pt solid #000000"/>
    </style:style>
    <style:style style:name="Targetattribute.B4" style:family="table-cell">
      <style:table-cell-properties fo:padding="0.097cm" fo:border-left="0.05pt solid #000000" fo:border-right="0.05pt solid #000000" fo:border-top="none" fo:border-bottom="0.05pt solid #000000"/>
    </style:style>
    <style:style style:name="Targetattribute.A5" style:family="table-cell">
      <style:table-cell-properties fo:padding="0.097cm" fo:border-left="0.05pt solid #000000" fo:border-right="none" fo:border-top="none" fo:border-bottom="0.05pt solid #000000"/>
    </style:style>
    <style:style style:name="Targetattribute.B5" style:family="table-cell">
      <style:table-cell-properties fo:padding="0.097cm" fo:border-left="0.05pt solid #000000" fo:border-right="0.05pt solid #000000" fo:border-top="none" fo:border-bottom="0.05pt solid #000000"/>
    </style:style>
    <style:style style:name="Targetattribute.A6" style:family="table-cell">
      <style:table-cell-properties fo:padding="0.097cm" fo:border-left="0.05pt solid #000000" fo:border-right="none" fo:border-top="none" fo:border-bottom="0.05pt solid #000000"/>
    </style:style>
    <style:style style:name="Targetattribute.B6" style:family="table-cell">
      <style:table-cell-properties fo:padding="0.097cm" fo:border-left="0.05pt solid #000000" fo:border-right="0.05pt solid #000000" fo:border-top="none" fo:border-bottom="0.05pt solid #000000"/>
    </style:style>
    <style:style style:name="Targetattribute.A7" style:family="table-cell">
      <style:table-cell-properties fo:padding="0.097cm" fo:border-left="0.05pt solid #000000" fo:border-right="none" fo:border-top="none" fo:border-bottom="0.05pt solid #000000"/>
    </style:style>
    <style:style style:name="Targetattribute.B7" style:family="table-cell">
      <style:table-cell-properties fo:padding="0.097cm" fo:border-left="0.05pt solid #000000" fo:border-right="0.05pt solid #000000" fo:border-top="none" fo:border-bottom="0.05pt solid #000000"/>
    </style:style>
    <style:style style:name="Targetattribute.A8" style:family="table-cell">
      <style:table-cell-properties fo:padding="0.097cm" fo:border-left="0.05pt solid #000000" fo:border-right="none" fo:border-top="none" fo:border-bottom="0.05pt solid #000000"/>
    </style:style>
    <style:style style:name="Targetattribute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7bc1f" officeooo:paragraph-rsid="0017bc1f"/>
    </style:style>
    <style:style style:name="P2" style:family="paragraph" style:parent-style-name="Text_20_body">
      <style:text-properties officeooo:rsid="001993b2" officeooo:paragraph-rsid="001993b2"/>
    </style:style>
    <style:style style:name="P3" style:family="paragraph" style:parent-style-name="Text_20_body" style:list-style-name="L1">
      <style:text-properties officeooo:paragraph-rsid="001993b2"/>
    </style:style>
    <style:style style:name="P4" style:family="paragraph" style:parent-style-name="Text_20_body">
      <style:text-properties officeooo:rsid="001a22cd" officeooo:paragraph-rsid="001a22c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able_20_Contents">
      <style:text-properties officeooo:rsid="001a22cd" officeooo:paragraph-rsid="001a22cd"/>
    </style:style>
    <style:style style:name="P7" style:family="paragraph" style:parent-style-name="Table_20_Contents">
      <style:text-properties fo:font-weight="bold" officeooo:rsid="001a22cd" officeooo:paragraph-rsid="001a22cd" fo:background-color="#ffff66" style:font-weight-asian="bold" style:font-weight-complex="bold"/>
    </style:style>
    <style:style style:name="P8" style:family="paragraph" style:parent-style-name="Table_20_Contents">
      <style:text-properties officeooo:rsid="001a22cd" officeooo:paragraph-rsid="001a22cd" fo:background-color="#ffff66"/>
    </style:style>
    <style:style style:name="P9" style:family="paragraph" style:parent-style-name="Header">
      <style:text-properties officeooo:rsid="0017bc1f" officeooo:paragraph-rsid="0017bc1f"/>
    </style:style>
    <style:style style:name="P10" style:family="paragraph" style:parent-style-name="Header">
      <style:paragraph-properties fo:text-align="center" style:justify-single-word="false"/>
      <style:text-properties fo:font-size="16pt" fo:font-weight="bold" officeooo:rsid="0017bc1f" officeooo:paragraph-rsid="0017bc1f" style:font-size-asian="14pt" style:font-weight-asian="bold" style:font-size-complex="16pt" style:font-weight-complex="bold"/>
    </style:style>
    <style:style style:name="P11" style:family="paragraph" style:parent-style-name="Header">
      <style:paragraph-properties fo:text-align="start" style:justify-single-word="false"/>
      <style:text-properties fo:font-size="12pt" fo:font-weight="bold" officeooo:rsid="0017bc1f" officeooo:paragraph-rsid="0017bc1f" style:font-size-asian="10.5pt" style:font-weight-asian="bold" style:font-size-complex="12pt" style:font-weight-complex="bold"/>
    </style:style>
    <style:style style:name="P12" style:family="paragraph" style:parent-style-name="Header">
      <style:paragraph-properties fo:text-align="start" style:justify-single-word="false"/>
      <style:text-properties fo:font-size="12pt" fo:font-weight="normal" officeooo:rsid="0017bc1f" officeooo:paragraph-rsid="0017bc1f" style:font-size-asian="10.5pt" style:font-weight-asian="normal" style:font-size-complex="12pt" style:font-weight-complex="normal"/>
    </style:style>
    <style:style style:name="P13" style:family="paragraph" style:parent-style-name="Heading_20_1">
      <style:text-properties officeooo:rsid="0017bc1f" officeooo:paragraph-rsid="0017bc1f"/>
    </style:style>
    <style:style style:name="P14" style:family="paragraph" style:parent-style-name="Heading_20_1">
      <style:paragraph-properties fo:break-before="page"/>
      <style:text-properties officeooo:rsid="0017bc1f" officeooo:paragraph-rsid="0017bc1f"/>
    </style:style>
    <style:style style:name="T1" style:family="text">
      <style:text-properties officeooo:rsid="001993b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Title">Datenbeschreibung </text:p>
      <text:p text:style-name="Title">Data Mining Projekt </text:p>
      <text:p text:style-name="Title"/>
      <text:p text:style-name="Title">Eyetracking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Gruppenmitglieder:</text:p>
      <text:p text:style-name="P12">Herval Bernice Nganya Nana</text:p>
      <text:p text:style-name="P12">Mario Kaulmann</text:p>
      <text:p text:style-name="P12"><text:soft-page-break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<text:a xlink:type="simple" xlink:href="#__RefHeading__110_1787908833" text:style-name="Index_20_Link" text:visited-style-name="Index_20_Link">Aufgabenstellung<text:tab/>3</text:a></text:p>
          <text:p text:style-name="P5"><text:a xlink:type="simple" xlink:href="#__RefHeading__108_1787908833" text:style-name="Index_20_Link" text:visited-style-name="Index_20_Link">Datenbeschreibung<text:tab/>3</text:a></text:p>
        </text:index-body>
      </text:table-of-content>
      <text:h text:style-name="P13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13" text:outline-level="1"><text:bookmark-start text:name="__RefHeading__110_1787908833"/>Aufgabenstellung<text:bookmark-end text:name="__RefHeading__110_1787908833"/></text:h>
      <text:p text:style-name="P2">In einem Experiment wurden Eyetracking-Daten erhoben, bei denen die Versuchspersonen 3 verschiedene Versuche durchführen sollten. Dabei sollten die Versuchsperson mit den Augen einem Punkt folgen, der eine spezielle Figur zeichnete. Diese Figuren sind ein liegende acht und eine horizontale Linie. </text:p>
      <text:list xml:id="list6269941846267814061" text:style-name="L1">
        <text:list-item>
          <text:p text:style-name="P3"><text:span text:style-name="T1">Der erste Versuch ist die liegende acht langsam (acht Sekunden für einen Durchlauf). </text:span></text:p>
        </text:list-item>
        <text:list-item>
          <text:p text:style-name="P3"><text:span text:style-name="T1">Der zweite Versuch ist die liegende acht schnell (vier Sekunden für einen Durchlauf). </text:span></text:p>
        </text:list-item>
        <text:list-item>
          <text:p text:style-name="P3"><text:span text:style-name="T1">Der dritte Versuch ist die horizontale Linie (vier Sekunden für einen Durchlauf).</text:span></text:p>
        </text:list-item>
      </text:list>
      <text:p text:style-name="P2">Für jeden Versuch wurden zwei Messungen gemacht und für die liegende Acht langsam wurde zusätzlich ein Probedurchlauf gemacht.</text:p>
      <text:p text:style-name="P2">Die Aufgabe besteht darin die Versuchspersonen zu gruppieren (clustern). Dabei sollen mit Hilfe der erhobenen Daten Merkmale gefunden werden, die es ermöglichen entsprechende Gruppen zu bilden.</text:p>
      <text:p text:style-name="P2"/>
      <text:h text:style-name="P14" text:outline-level="1"><text:bookmark-start text:name="__RefHeading__108_1787908833"/>Datenbeschreibung<text:bookmark-end text:name="__RefHeading__108_1787908833"/></text:h>
      <text:p text:style-name="P2">Die Daten umfassen für 134 Versuchspersonen jeweils eine Datei mit Daten zu den gemessenen Blickpositionen (Blickdatei) und eine Datei mit den Positionsdaten des Zielpunktes (Targetdatei).</text:p>
      <text:p text:style-name="P4">Die Blickdateien enthalten folgende Attribute:</text:p>
      <table:table table:name="Blickdatei-Attribute" table:style-name="Blickdatei-Attribute">
        <table:table-column table:style-name="Blickdatei-Attribute.A"/>
        <table:table-column table:style-name="Blickdatei-Attribute.B"/>
        <table:table-row>
          <table:table-cell table:style-name="Blickdatei-Attribute.A1" office:value-type="string">
            <text:p text:style-name="P7">Attribut</text:p>
          </table:table-cell>
          <table:table-cell table:style-name="Blickdatei-Attribute.B1" office:value-type="string">
            <text:p text:style-name="P7">Wert</text:p>
          </table:table-cell>
        </table:table-row>
        <table:table-row>
          <table:table-cell table:style-name="Blickdatei-Attribute.A2" office:value-type="string">
            <text:p text:style-name="P6">Zeitstempel</text:p>
          </table:table-cell>
          <table:table-cell table:style-name="Blickdatei-Attribute.B2" office:value-type="string">
            <text:p text:style-name="P6">Ganze Zahl positiv</text:p>
          </table:table-cell>
        </table:table-row>
        <table:table-row>
          <table:table-cell table:style-name="Blickdatei-Attribute.A13" office:value-type="string">
            <text:p text:style-name="P6">Blick linkes Auge x-Koordinate</text:p>
          </table:table-cell>
          <table:table-cell table:style-name="Blickdatei-Attribute.B13" office:value-type="string">
            <text:p text:style-name="P6">Fließkommazahl</text:p>
          </table:table-cell>
        </table:table-row>
        <table:table-row>
          <table:table-cell table:style-name="Blickdatei-Attribute.A13" office:value-type="string">
            <text:p text:style-name="P6">Blick linkes Auge y-Koordinate</text:p>
          </table:table-cell>
          <table:table-cell table:style-name="Blickdatei-Attribute.B13" office:value-type="string">
            <text:p text:style-name="P6">Fließkommazahl</text:p>
          </table:table-cell>
        </table:table-row>
        <table:table-row>
          <table:table-cell table:style-name="Blickdatei-Attribute.A13" office:value-type="string">
            <text:p text:style-name="P6">Pupillengröße linkes Auge</text:p>
          </table:table-cell>
          <table:table-cell table:style-name="Blickdatei-Attribute.B13" office:value-type="string">
            <text:p text:style-name="P6">Kann ignoriert werden</text:p>
          </table:table-cell>
        </table:table-row>
        <table:table-row>
          <table:table-cell table:style-name="Blickdatei-Attribute.A13" office:value-type="string">
            <text:p text:style-name="P6">Position linkes Auge vor Eyetracker x-Koordinate</text:p>
          </table:table-cell>
          <table:table-cell table:style-name="Blickdatei-Attribute.B13" office:value-type="string">
            <text:p text:style-name="P6">Kann ignoriert werden</text:p>
          </table:table-cell>
        </table:table-row>
        <table:table-row>
          <table:table-cell table:style-name="Blickdatei-Attribute.A13" office:value-type="string">
            <text:p text:style-name="P6">Position linkes Auge vor Eyetracker y-Koordinate</text:p>
          </table:table-cell>
          <table:table-cell table:style-name="Blickdatei-Attribute.B13" office:value-type="string">
            <text:p text:style-name="P6">Kann ignoriert werden</text:p>
          </table:table-cell>
        </table:table-row>
        <table:table-row>
          <table:table-cell table:style-name="Blickdatei-Attribute.A13" office:value-type="string">
            <text:p text:style-name="P6">Entfernung linkes Auge vor Eyetracker</text:p>
          </table:table-cell>
          <table:table-cell table:style-name="Blickdatei-Attribute.B13" office:value-type="string">
            <text:p text:style-name="P6">Kann ignoriert werden</text:p>
          </table:table-cell>
        </table:table-row>
        <table:table-row>
          <table:table-cell table:style-name="Blickdatei-Attribute.A13" office:value-type="string">
            <text:p text:style-name="P6">Blick rechtes Auge x-Koordinate</text:p>
          </table:table-cell>
          <table:table-cell table:style-name="Blickdatei-Attribute.B13" office:value-type="string">
            <text:p text:style-name="P6">Positive Fließkommazahl</text:p>
          </table:table-cell>
        </table:table-row>
        <table:table-row>
          <table:table-cell table:style-name="Blickdatei-Attribute.A13" office:value-type="string">
            <text:p text:style-name="P6">Blick rechtes Auge y-Koordinate</text:p>
          </table:table-cell>
          <table:table-cell table:style-name="Blickdatei-Attribute.B13" office:value-type="string">
            <text:p text:style-name="P6">Positive Fließkommazahl</text:p>
          </table:table-cell>
        </table:table-row>
        <table:table-row>
          <table:table-cell table:style-name="Blickdatei-Attribute.A13" office:value-type="string">
            <text:p text:style-name="P6">Pupillengröße rechtes Auge</text:p>
          </table:table-cell>
          <table:table-cell table:style-name="Blickdatei-Attribute.B13" office:value-type="string">
            <text:p text:style-name="P6">Kann ignoriert werden</text:p>
          </table:table-cell>
        </table:table-row>
        <table:table-row>
          <table:table-cell table:style-name="Blickdatei-Attribute.A13" office:value-type="string">
            <text:p text:style-name="P6">Position rechtes Auge vor Eyetracker x-Koordinate</text:p>
          </table:table-cell>
          <table:table-cell table:style-name="Blickdatei-Attribute.B13" office:value-type="string">
            <text:p text:style-name="P6">Kann ignoriert werden</text:p>
          </table:table-cell>
        </table:table-row>
        <table:table-row>
          <table:table-cell table:style-name="Blickdatei-Attribute.A13" office:value-type="string">
            <text:p text:style-name="P6">Position rechtes Auge vor Eyetracker y-Koordinate</text:p>
          </table:table-cell>
          <table:table-cell table:style-name="Blickdatei-Attribute.B13" office:value-type="string">
            <text:p text:style-name="P6">Kann ignoriert werden</text:p>
          </table:table-cell>
        </table:table-row>
        <table:table-row>
          <table:table-cell table:style-name="Blickdatei-Attribute.A14" office:value-type="string">
            <text:p text:style-name="P6">Entfernung rechtes Auge vor Eyetracker</text:p>
          </table:table-cell>
          <table:table-cell table:style-name="Blickdatei-Attribute.B14" office:value-type="string">
            <text:p text:style-name="P6">Kann ignoriert werden</text:p>
          </table:table-cell>
        </table:table-row>
      </table:table>
      <text:p text:style-name="Table">Tabelle <text:sequence text:ref-name="refTable0" text:name="Table" text:formula="ooow:Table+1" style:num-format="1">1</text:sequence>: Attribute Blickdatei</text:p>
      <text:p text:style-name="P4">Die Targetdateien haben folgende Attribute:</text:p>
      <table:table table:name="Targetattribute" table:style-name="Targetattribute">
        <table:table-column table:style-name="Targetattribute.A" table:number-columns-repeated="2"/>
        <table:table-row>
          <table:table-cell table:style-name="Targetattribute.A1" office:value-type="string">
            <text:p text:style-name="P8">Attribut</text:p>
          </table:table-cell>
          <table:table-cell table:style-name="Targetattribute.B1" office:value-type="string">
            <text:p text:style-name="P8">Wert</text:p>
          </table:table-cell>
        </table:table-row>
        <table:table-row>
          <table:table-cell table:style-name="Targetattribute.A8" office:value-type="string">
            <text:p text:style-name="P6">Zeitstempel</text:p>
          </table:table-cell>
          <table:table-cell table:style-name="Targetattribute.B8" office:value-type="string">
            <text:p text:style-name="P6">Ganze positive Zahl</text:p>
          </table:table-cell>
        </table:table-row>
        <table:table-row>
          <table:table-cell table:style-name="Targetattribute.A8" office:value-type="string">
            <text:p text:style-name="P6">t_soll</text:p>
          </table:table-cell>
          <table:table-cell table:style-name="Targetattribute.B8" office:value-type="string">
            <text:p text:style-name="P6">Kann ignoriert werden</text:p>
          </table:table-cell>
        </table:table-row>
        <table:table-row>
          <table:table-cell table:style-name="Targetattribute.A8" office:value-type="string">
            <text:p text:style-name="P6">t_ist</text:p>
          </table:table-cell>
          <table:table-cell table:style-name="Targetattribute.B8" office:value-type="string">
            <text:p text:style-name="P6">Kann ignoriert werden</text:p>
          </table:table-cell>
        </table:table-row>
        <table:table-row>
          <table:table-cell table:style-name="Targetattribute.A8" office:value-type="string">
            <text:p text:style-name="P6">pix_x</text:p>
          </table:table-cell>
          <table:table-cell table:style-name="Targetattribute.B8" office:value-type="string">
            <text:p text:style-name="P6">Fließkommazahl</text:p>
          </table:table-cell>
        </table:table-row>
        <table:table-row>
          <table:table-cell table:style-name="Targetattribute.A8" office:value-type="string">
            <text:p text:style-name="P6">pix_y</text:p>
          </table:table-cell>
          <table:table-cell table:style-name="Targetattribute.B8" office:value-type="string">
            <text:p text:style-name="P6">Fließkommazahl</text:p>
          </table:table-cell>
        </table:table-row>
        <table:table-row>
          <table:table-cell table:style-name="Targetattribute.A8" office:value-type="string">
            <text:p text:style-name="P6">deg_x</text:p>
          </table:table-cell>
          <table:table-cell table:style-name="Targetattribute.B8" office:value-type="string">
            <text:p text:style-name="P6">Kann ignoriert werden</text:p>
          </table:table-cell>
        </table:table-row>
        <table:table-row>
          <table:table-cell table:style-name="Targetattribute.A8" office:value-type="string">
            <text:p text:style-name="P6">deg_y</text:p>
          </table:table-cell>
          <table:table-cell table:style-name="Targetattribute.B8" office:value-type="string">
            <text:p text:style-name="P6">Kann ignoriert werden</text:p>
          </table:table-cell>
        </table:table-row>
      </table:table>
      <text:p text:style-name="Table">Tabelle <text:sequence text:ref-name="refTable1" text:name="Table" text:formula="ooow:Table+1" style:num-format="1">2</text:sequence>: Attribute Targetdatei</text:p>
      <text:p text:style-name="P4">Eine Blickdatei enthält zusaätlich zu den erfassten Blickpositionen noch Eventeinträge. Diese Eventeinträge haben auch einen Zeitstempel und unterteilen die Datei in verschiedene Phasen des Experi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bc1f" officeooo:paragraph-rsid="0017bc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Datenbeschreibung Data Mining Projekt Eyetracking<text:tab/><text:date style:data-style-name="N37" text:date-value="2016-12-14T16:37:22.814198811" text:fixed="true">14.12.16</text:date>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beit </meta:initial-creator>
    <meta:creation-date>2016-12-14T16:27:05.232368460</meta:creation-date>
    <meta:generator>LibreOffice/4.2.8.2$Linux_x86 LibreOffice_project/420m0$Build-2</meta:generator>
    <dc:date>2016-12-14T17:19:47.240034888</dc:date>
    <dc:creator>arbeit </dc:creator>
    <meta:editing-duration>P0D</meta:editing-duration>
    <meta:editing-cycles>1</meta:editing-cycles>
    <meta:document-statistic meta:table-count="2" meta:image-count="0" meta:object-count="0" meta:page-count="4" meta:paragraph-count="69" meta:word-count="337" meta:character-count="2579" meta:non-whitespace-character-count="2308"/>
  </office:meta>
</office:document-meta>
</file>